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background-color="#fff200"/>
    </style:style>
    <style:style style:name="T2" style:family="text">
      <style:text-properties style:text-position="33% 58%" fo:background-color="#fff200"/>
    </style:style>
    <style:style style:name="T3" style:family="text">
      <style:text-properties style:text-position="0% 100%" fo:background-color="#fff200"/>
    </style:style>
    <style:style style:name="T4" style:family="text">
      <style:text-properties style:text-position="0% 100%" fo:background-color="transparent"/>
    </style:style>
    <style:style style:name="T5" style:family="text">
      <style:text-properties style:text-position="33% 58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ced Algebra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ular Divis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crypto.stanford.edu/pbc/notes/numbertheory/arith.html" xlink:type="simple">https://crypto.stanford.edu/pbc/notes/numbertheory/arith.html</text:a></text:p>
              </text:list-item>
              <text:list-item>
                <text:p>x/y = z</text:p>
              </text:list-item>
              <text:list-item>
                <text:p>a unique z exists modulo n only if the greatest common divisor of y and n is 1.</text:p>
              </text:list-item>
              <text:list-item>
                <text:p>Finding an inverse:</text:p>
                <text:list>
                  <text:list-item>
                    <text:p><text:span text:style-name="T1">y</text:span><text:span text:style-name="T2">-1</text:span><text:span text:style-name="T3"> (mod n) exists if and only if gcd(y,n)=1</text:span></text:p>
                  </text:list-item>
                  <text:list-item>
                    <text:p><text:span text:style-name="T4">If y</text:span><text:span text:style-name="T5">-1</text:span><text:span text:style-name="T4"> exists, it can be found using Euclid’s Algorith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n we assume that in gcd funcation, a&gt;0 and b&gt;0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nline Modulo Calculator:</text:p>
                <text:list>
                  <text:list-item>
                    <text:p><text:a xlink:href="https://planetcalc.com/8326/" xlink:type="simple">https://planetcalc.com/8326/</text:a></text:p>
                  </text:list-item>
                </text:list>
              </text:list-item>
              <text:list-item>
                <text:p>Online Inverse Calculator</text:p>
                <text:list>
                  <text:list-item>
                    <text:p>https://planetcalc.com/3311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23:32:16.361446143</meta:creation-date>
    <meta:editing-duration>PT1H56M5S</meta:editing-duration>
    <meta:editing-cycles>7</meta:editing-cycles>
    <meta:generator>LibreOffice/6.0.7.3$Linux_X86_64 LibreOffice_project/00m0$Build-3</meta:generator>
    <dc:title>Bright Blue</dc:title>
    <dc:date>2021-02-01T01:38:33.736831705</dc:date>
    <meta:document-statistic meta:object-count="38"/>
  </office:meta>
</office:document-meta>
</file>